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cm"/>
    </style:style>
    <style:style style:name="co2" style:family="table-column">
      <style:table-column-properties fo:break-before="auto" style:column-width="3.627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53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5" style:family="table-cell" style:parent-style-name="Default">
      <style:table-cell-properties fo:background-color="#ff3333" style:text-align-source="fix" style:repeat-content="false" fo:border="0.002cm solid #000000"/>
      <style:paragraph-properties fo:text-align="justify" fo:margin-left="0cm"/>
    </style:style>
    <style:style style:name="ce6" style:family="table-cell" style:parent-style-name="Default">
      <style:table-cell-properties fo:background-color="#33ff99" style:text-align-source="fix" style:repeat-content="false" fo:border="0.002cm solid #000000"/>
      <style:paragraph-properties fo:text-align="justify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_epicerie_reunion" table:style-name="ta1" table:print="false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7"/>
        <table:table-column table:style-name="co5" table:default-cell-style-name="ce7"/>
        <table:table-row table:style-name="ro1">
          <table:table-cell table:style-name="ce1" office:value-type="string">
            <text:p>Etablissement</text:p>
          </table:table-cell>
          <table:table-cell table:style-name="ce1" office:value-type="string">
            <text:p>Adresse postale</text:p>
          </table:table-cell>
          <table:table-cell table:style-name="ce1" office:value-type="string">
            <text:p>Telephon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Site_Internet</text:p>
          </table:table-cell>
          <table:table-cell table:style-name="ce1" office:value-type="string">
            <text:p>CV_A_Envoyer</text:p>
          </table:table-cell>
          <table:table-cell table:style-name="ce1" office:value-type="string">
            <text:p>Injection_Sur_Reseaux_?</text:p>
          </table:table-cell>
        </table:table-row>
        <table:table-row table:style-name="ro2">
          <table:table-cell table:style-name="ce2" office:value-type="string" table:number-columns-spanned="7" table:number-rows-spanned="1">
            <text:p>Le Tampon</text:p>
          </table:table-cell>
          <table:covered-table-cell table:number-columns-repeated="6" table:style-name="ce1"/>
        </table:table-row>
        <table:table-row table:style-name="ro3">
          <table:table-cell table:style-name="ce3" office:value-type="string">
            <text:p>Liu Chun-Ran</text:p>
          </table:table-cell>
          <table:table-cell table:style-name="ce3" office:value-type="string">
            <text:p>82 r Hubert Delisle 97430 Tampon (Le)</text:p>
          </table:table-cell>
          <table:table-cell table:style-name="ce3" office:value-type="string">
            <text:p>+262 2 62 57 03 44</text:p>
          </table:table-cell>
          <table:table-cell table:style-name="ce3" table:number-columns-repeated="4"/>
        </table:table-row>
        <table:table-row table:style-name="ro3">
          <table:table-cell table:style-name="ce3" office:value-type="string">
            <text:p>TI CASE LEGUMES ZEOPPRO</text:p>
          </table:table-cell>
          <table:table-cell table:style-name="ce3" office:value-type="string">
            <text:p>255 Bis chem Neuf Pont D Yves 97430 Tampon (Le) </text:p>
          </table:table-cell>
          <table:table-cell table:style-name="ce3" office:value-type="string">
            <text:p>+262 2 62 01 22 21</text:p>
          </table:table-cell>
          <table:table-cell table:style-name="ce3" table:number-columns-repeated="4"/>
        </table:table-row>
        <table:table-row table:style-name="ro3">
          <table:table-cell table:style-name="ce3" office:value-type="string">
            <text:p>Tsé Hai Shing Ah-Fat</text:p>
          </table:table-cell>
          <table:table-cell table:style-name="ce3" office:value-type="string">
            <text:p>139 r Paille en Queue 97430 TAMPON (LE)</text:p>
          </table:table-cell>
          <table:table-cell table:style-name="ce3" office:value-type="string">
            <text:p>+262 2 62 38 90 91</text:p>
          </table:table-cell>
          <table:table-cell table:style-name="ce3" table:number-columns-repeated="4"/>
        </table:table-row>
        <table:table-row table:style-name="ro3">
          <table:table-cell table:style-name="ce3" office:value-type="string">
            <text:p>Ah-Tiane</text:p>
          </table:table-cell>
          <table:table-cell table:style-name="ce3" office:value-type="string">
            <text:p>203 rn 3 Pk 27 97418 Tampon (Le)</text:p>
          </table:table-cell>
          <table:table-cell table:style-name="ce3" office:value-type="string">
            <text:p>+262 2 62 27 52 03</text:p>
          </table:table-cell>
          <table:table-cell table:style-name="ce3" table:number-columns-repeated="4"/>
        </table:table-row>
        <table:table-row table:style-name="ro3">
          <table:table-cell table:style-name="ce3" office:value-type="string">
            <text:p>Crocq'Inter</text:p>
          </table:table-cell>
          <table:table-cell table:style-name="ce3" office:value-type="string">
            <text:p>12 r Méziaire Guignard 97430 Tampon (Le)</text:p>
          </table:table-cell>
          <table:table-cell table:style-name="ce3" office:value-type="string">
            <text:p>+262 2 62 54 08 55</text:p>
          </table:table-cell>
          <table:table-cell table:style-name="ce3" table:number-columns-repeated="4"/>
        </table:table-row>
        <table:table-row table:style-name="ro3">
          <table:table-cell table:style-name="ce3" office:value-type="string">
            <text:p>Lavalle Ulysse Eric</text:p>
          </table:table-cell>
          <table:table-cell table:style-name="ce3" office:value-type="string">
            <text:p>APPT 2 121 r Benjamin Hoareau 97430 TAMPON (LE)</text:p>
          </table:table-cell>
          <table:table-cell table:style-name="ce3" office:value-type="string">
            <text:p>+262 6 92 33 04 45</text:p>
          </table:table-cell>
          <table:table-cell table:style-name="ce3" table:number-columns-repeated="4"/>
        </table:table-row>
        <table:table-row table:style-name="ro3">
          <table:table-cell table:style-name="ce4" office:value-type="string">
            <text:p>Z'escargots des Hauts EARL</text:p>
          </table:table-cell>
          <table:table-cell table:style-name="ce4" office:value-type="string">
            <text:p><text:s/>110 chem Avril Bernard Louvins 97430 TAMPON (LE) / Mr Jamain</text:p>
          </table:table-cell>
          <table:table-cell table:style-name="ce4" office:value-type="string">
            <text:p>+262 6 92 66 84 77</text:p>
          </table:table-cell>
          <table:table-cell table:style-name="ce4" table:number-columns-repeated="4"/>
        </table:table-row>
        <table:table-row table:style-name="ro3">
          <table:table-cell table:style-name="ce3" office:value-type="string">
            <text:p>Nativel Joseph</text:p>
          </table:table-cell>
          <table:table-cell table:style-name="ce3" office:value-type="string">
            <text:p><text:s/>53 r Bazeilles 97430 TAMPON (LE)</text:p>
          </table:table-cell>
          <table:table-cell table:style-name="ce3" office:value-type="string">
            <text:p>+262 2 62 24 58 62</text:p>
          </table:table-cell>
          <table:table-cell table:style-name="ce3" table:number-columns-repeated="4"/>
        </table:table-row>
        <table:table-row table:style-name="ro3">
          <table:table-cell table:style-name="ce3" office:value-type="string">
            <text:p>Thong-Chane Jean-Yves</text:p>
          </table:table-cell>
          <table:table-cell table:style-name="ce3" office:value-type="string">
            <text:p>31 r Paille en Queue 97430 TAMPON (LE)</text:p>
          </table:table-cell>
          <table:table-cell table:style-name="ce3" office:value-type="string">
            <text:p>+262 2 62 27 07 00</text:p>
          </table:table-cell>
          <table:table-cell table:style-name="ce3" table:number-columns-repeated="4"/>
        </table:table-row>
        <table:table-row table:style-name="ro3">
          <table:table-cell table:style-name="ce5" office:value-type="string">
            <text:p>India Food</text:p>
          </table:table-cell>
          <table:table-cell table:style-name="ce5" office:value-type="string">
            <text:p>91 r Jean de Fos du Rau la Plaine des Cafres 97418 Tampon (Le)</text:p>
          </table:table-cell>
          <table:table-cell table:style-name="ce5" office:value-type="string">
            <text:p>+262 6 92 36 50 00</text:p>
          </table:table-cell>
          <table:table-cell table:style-name="ce5" table:number-columns-repeated="4"/>
        </table:table-row>
        <table:table-row table:style-name="ro3">
          <table:table-cell table:style-name="ce6" office:value-type="string">
            <text:p>U Express</text:p>
          </table:table-cell>
          <table:table-cell table:style-name="ce6" office:value-type="string">
            <text:p>240 r Georges Pompidou 97430 TAMPON (LE) / Mr Philippe</text:p>
          </table:table-cell>
          <table:table-cell table:style-name="ce6" office:value-type="string">
            <text:p>+262 2 62 27 05 06</text:p>
          </table:table-cell>
          <table:table-cell table:style-name="ce6" table:number-columns-repeated="4"/>
        </table:table-row>
        <table:table-row table:style-name="ro3">
          <table:table-cell office:value-type="string">
            <text:p>Marché U</text:p>
          </table:table-cell>
          <table:table-cell office:value-type="string">
            <text:p>129 r Martinel Lassays 97430 TAMPON (LE)</text:p>
          </table:table-cell>
          <table:table-cell office:value-type="string">
            <text:p>+262 2 62 27 00 50</text:p>
          </table:table-cell>
          <table:table-cell table:number-columns-repeated="4"/>
        </table:table-row>
        <table:table-row table:style-name="ro3">
          <table:table-cell office:value-type="string">
            <text:p>Intermark</text:p>
          </table:table-cell>
          <table:table-cell office:value-type="string">
            <text:p>130 r Georges Pompidou 97430 Tampon (Le)</text:p>
          </table:table-cell>
          <table:table-cell office:value-type="string">
            <text:p>+262 2 62 22 05 17</text:p>
          </table:table-cell>
          <table:table-cell table:number-columns-repeated="4"/>
        </table:table-row>
        <table:table-row table:style-name="ro3">
          <table:table-cell office:value-type="string">
            <text:p>Cave Bernardy Les Vendanges</text:p>
          </table:table-cell>
          <table:table-cell office:value-type="string">
            <text:p>La Plaine Des Cafres Cave Bernar 132 r Jean de Fos du Rau la Plaine des Cafres 97418 Tampon (Le)</text:p>
          </table:table-cell>
          <table:table-cell office:value-type="string">
            <text:p>+262 2 62 91 98 79</text:p>
          </table:table-cell>
          <table:table-cell table:number-columns-repeated="4"/>
        </table:table-row>
        <table:table-row table:style-name="ro3">
          <table:table-cell office:value-type="string">
            <text:p>Epicerie Charcuterie Payet</text:p>
          </table:table-cell>
          <table:table-cell office:value-type="string">
            <text:p>Bois Court La Plaine Des Cafres 1 imp Pruniers la Plaine des Cafres 97418 Tampon (Le) </text:p>
          </table:table-cell>
          <table:table-cell office:value-type="string">
            <text:p>+262 6 92 76 96 76</text:p>
          </table:table-cell>
          <table:table-cell table:number-columns-repeated="4"/>
        </table:table-row>
        <table:table-row table:style-name="ro3">
          <table:table-cell office:value-type="string">
            <text:p>Score</text:p>
          </table:table-cell>
          <table:table-cell office:value-type="string">
            <text:p>3 r Charles Baudelaire 97430 TAMPON (LE)</text:p>
          </table:table-cell>
          <table:table-cell office:value-type="string">
            <text:p>+262 2 62 57 33 07</text:p>
          </table:table-cell>
          <table:table-cell table:number-columns-repeated="4"/>
        </table:table-row>
        <table:table-row table:style-name="ro3">
          <table:table-cell office:value-type="string">
            <text:p>E . Leclerc</text:p>
          </table:table-cell>
          <table:table-cell office:value-type="string">
            <text:p>la Plaine des Cafres 118 r Jean de Fos du Rau la Plaine des Cafres 97418 Tampon (Le)</text:p>
          </table:table-cell>
          <table:table-cell office:value-type="string">
            <text:p>+262 2 62 43 12 84</text:p>
          </table:table-cell>
          <table:table-cell table:number-columns-repeated="4"/>
        </table:table-row>
        <table:table-row table:style-name="ro3">
          <table:table-cell office:value-type="string">
            <text:p>Discash</text:p>
          </table:table-cell>
          <table:table-cell office:value-type="string">
            <text:p>344 r Hubert Delisle 97430 Tampon (Le)</text:p>
          </table:table-cell>
          <table:table-cell office:value-type="string">
            <text:p>+262 2 62 57 54 30</text:p>
          </table:table-cell>
          <table:table-cell table:number-columns-repeated="4"/>
        </table:table-row>
        <table:table-row table:style-name="ro3">
          <table:table-cell office:value-type="string">
            <text:p>Intermark</text:p>
          </table:table-cell>
          <table:table-cell office:value-type="string">
            <text:p>la Plaine des Cafres r Raphaël Douyère 97430 Tampon (Le)</text:p>
          </table:table-cell>
          <table:table-cell office:value-type="string">
            <text:p>+262 2 62 27 50 24</text:p>
          </table:table-cell>
          <table:table-cell table:number-columns-repeated="4"/>
        </table:table-row>
        <table:table-row table:style-name="ro3">
          <table:table-cell office:value-type="string">
            <text:p>Mini Market La Tour</text:p>
          </table:table-cell>
          <table:table-cell office:value-type="string">
            <text:p>1 Quinquies r Marius et Ary Leblond 97430 Tampon (Le)</text:p>
          </table:table-cell>
          <table:table-cell office:value-type="string">
            <text:p>+262 6 92 84 77 26</text:p>
          </table:table-cell>
          <table:table-cell table:number-columns-repeated="4"/>
        </table:table-row>
        <table:table-row table:style-name="ro3">
          <table:table-cell office:value-type="string">
            <text:p>Supérette Des Pétunias</text:p>
          </table:table-cell>
          <table:table-cell office:value-type="string">
            <text:p>204 chem Chalet 97430 Tampon (Le)</text:p>
          </table:table-cell>
          <table:table-cell office:value-type="string">
            <text:p>+262 2 62 42 74 70</text:p>
          </table:table-cell>
          <table:table-cell table:number-columns-repeated="4"/>
        </table:table-row>
        <table:table-row table:style-name="ro3">
          <table:table-cell office:value-type="string">
            <text:p>Epicerie Lebon Ti Jame</text:p>
          </table:table-cell>
          <table:table-cell office:value-type="string">
            <text:p>222 r Charles Baudelaire 97430 Tampon (Le) </text:p>
          </table:table-cell>
          <table:table-cell office:value-type="string">
            <text:p>+262 6 92 32 76 58</text:p>
          </table:table-cell>
          <table:table-cell table:number-columns-repeated="4"/>
        </table:table-row>
        <table:table-row table:style-name="ro3">
          <table:table-cell office:value-type="string">
            <text:p>Epicerie Ah-Seng</text:p>
          </table:table-cell>
          <table:table-cell office:value-type="string">
            <text:p>102 r Fidelio Robert 97430 Tampon (Le)</text:p>
          </table:table-cell>
          <table:table-cell office:value-type="string">
            <text:p>+262 2 62 57 50 27</text:p>
          </table:table-cell>
          <table:table-cell table:number-columns-repeated="4"/>
        </table:table-row>
        <table:table-row table:style-name="ro2">
          <table:table-cell table:style-name="ce2" office:value-type="string" table:number-columns-spanned="7" table:number-rows-spanned="1">
            <text:p>Saint-Pierre</text:p>
          </table:table-cell>
          <table:covered-table-cell table:number-columns-repeated="6"/>
        </table:table-row>
        <table:table-row table:style-name="ro3">
          <table:table-cell office:value-type="string">
            <text:p>Leclerc Express</text:p>
          </table:table-cell>
          <table:table-cell office:value-type="string">
            <text:p>4 lot Cardamones 97410 SAINT PIERRE</text:p>
          </table:table-cell>
          <table:table-cell table:style-name="ce8" office:value-type="string">
            <text:p>+262 2 62 44 48 30 </text:p>
          </table:table-cell>
          <table:table-cell table:number-columns-repeated="4"/>
        </table:table-row>
        <table:table-row table:style-name="ro3">
          <table:table-cell office:value-type="string">
            <text:p>FRAIS IMPORT</text:p>
          </table:table-cell>
          <table:table-cell office:value-type="string">
            <text:p>44 r Antoine Félix Leveneur 97410 Saint Pierre</text:p>
          </table:table-cell>
          <table:table-cell office:value-type="string">
            <text:p>+262 2 62 35 56 38</text:p>
          </table:table-cell>
          <table:table-cell table:number-columns-repeated="4"/>
        </table:table-row>
        <table:table-row table:style-name="ro3">
          <table:table-cell office:value-type="string">
            <text:p>Biodiet</text:p>
          </table:table-cell>
          <table:table-cell office:value-type="string">
            <text:p>13 r François Isautier 97410 Saint Pierre</text:p>
          </table:table-cell>
          <table:table-cell office:value-type="string">
            <text:p>+262 2 62 35 00 58</text:p>
          </table:table-cell>
          <table:table-cell table:number-columns-repeated="4"/>
        </table:table-row>
        <table:table-row table:style-name="ro3">
          <table:table-cell office:value-type="string">
            <text:p>Naturalia</text:p>
          </table:table-cell>
          <table:table-cell office:value-type="string">
            <text:p>77 chem Château d'Eau 97410 Saint Pierre</text:p>
          </table:table-cell>
          <table:table-cell office:value-type="string">
            <text:p>+262 2 62 91 68 37</text:p>
          </table:table-cell>
          <table:table-cell table:number-columns-repeated="4"/>
        </table:table-row>
        <table:table-row table:style-name="ro3">
          <table:table-cell office:value-type="string">
            <text:p>Asia Store</text:p>
          </table:table-cell>
          <table:table-cell office:value-type="string">
            <text:p>Zac Les Pépinières 17 r Pointe du Bois 97410 SAINT PIERRE</text:p>
          </table:table-cell>
          <table:table-cell office:value-type="string">
            <text:p>+262 2 62 96 83 97</text:p>
          </table:table-cell>
          <table:table-cell table:number-columns-repeated="4"/>
        </table:table-row>
        <table:table-row table:style-name="ro3">
          <table:table-cell office:value-type="string">
            <text:p>Score 400</text:p>
          </table:table-cell>
          <table:table-cell office:value-type="string">
            <text:p>R.N.3 Ligne des 400 5 lot Cardamones 97410 SAINT PIERRE</text:p>
          </table:table-cell>
          <table:table-cell office:value-type="string">
            <text:p>+262 2 62 27 93 93</text:p>
          </table:table-cell>
          <table:table-cell table:number-columns-repeated="4"/>
        </table:table-row>
        <table:table-row table:style-name="ro3">
          <table:table-cell office:value-type="string">
            <text:p>U Express</text:p>
          </table:table-cell>
          <table:table-cell office:value-type="string">
            <text:p>Terre Sainte 10 chem Croix Jubilé 97410 Saint Pierre</text:p>
          </table:table-cell>
          <table:table-cell office:value-type="string">
            <text:p>+262 2 62 25 08 58</text:p>
          </table:table-cell>
          <table:table-cell table:number-columns-repeated="4"/>
        </table:table-row>
        <table:table-row table:style-name="ro3">
          <table:table-cell office:value-type="string">
            <text:p>O'Thé</text:p>
          </table:table-cell>
          <table:table-cell office:value-type="string">
            <text:p>16 A r François de Mahy 97410 Saint Pierre </text:p>
          </table:table-cell>
          <table:table-cell office:value-type="string">
            <text:p>+262 6 92 52 41 80</text:p>
          </table:table-cell>
          <table:table-cell table:number-columns-repeated="4"/>
        </table:table-row>
        <table:table-row table:style-name="ro3">
          <table:table-cell office:value-type="string">
            <text:p>Huitres Lebon</text:p>
          </table:table-cell>
          <table:table-cell office:value-type="string">
            <text:p>Les Portes Du Lagon 4 r Albert Luthuli 97410 SAINT PIERRE</text:p>
          </table:table-cell>
          <table:table-cell office:value-type="string">
            <text:p>+262 2 62 57 40 19</text:p>
          </table:table-cell>
          <table:table-cell table:number-columns-repeated="4"/>
        </table:table-row>
        <table:table-row table:style-name="ro3">
          <table:table-cell office:value-type="string">
            <text:p>U Express</text:p>
          </table:table-cell>
          <table:table-cell office:value-type="string">
            <text:p>65 r Four à Chaux 97410 Saint Pierre</text:p>
          </table:table-cell>
          <table:table-cell office:value-type="string">
            <text:p>+262 2 62 35 44 60</text:p>
          </table:table-cell>
          <table:table-cell table:number-columns-repeated="4"/>
        </table:table-row>
        <table:table-row table:style-name="ro3">
          <table:table-cell office:value-type="string">
            <text:p>Remex Sud SARL</text:p>
          </table:table-cell>
          <table:table-cell office:value-type="string">
            <text:p>73 r Four à Chaux 97410 SAINT PIERRE</text:p>
          </table:table-cell>
          <table:table-cell office:value-type="string">
            <text:p>+262 2 62 25 41 33</text:p>
          </table:table-cell>
          <table:table-cell table:number-columns-repeated="4"/>
        </table:table-row>
        <table:table-row table:style-name="ro3">
          <table:table-cell office:value-type="string">
            <text:p>Comptoirs Des Saveurs</text:p>
          </table:table-cell>
          <table:table-cell office:value-type="string">
            <text:p>bât 1 Ru Augustin Archam 1 r Augustin Archambaud 97410 SAINT PIERRE</text:p>
          </table:table-cell>
          <table:table-cell office:value-type="string">
            <text:p>+262 2 62 35 23 69</text:p>
          </table:table-cell>
          <table:table-cell table:number-columns-repeated="4"/>
        </table:table-row>
        <table:table-row table:style-name="ro3">
          <table:table-cell office:value-type="string">
            <text:p>La Kaz CBD</text:p>
          </table:table-cell>
          <table:table-cell office:value-type="string">
            <text:p>49 r Four à Chaux 97410 Saint Pierre</text:p>
          </table:table-cell>
          <table:table-cell office:value-type="string">
            <text:p>+262 6 93 82 94 11</text:p>
          </table:table-cell>
          <table:table-cell table:number-columns-repeated="4"/>
        </table:table-row>
        <table:table-row table:style-name="ro3">
          <table:table-cell office:value-type="string">
            <text:p>Amla Fèze</text:p>
          </table:table-cell>
          <table:table-cell office:value-type="string">
            <text:p>2 rle Vieux Gouvernement 97410 Saint Pierre</text:p>
          </table:table-cell>
          <table:table-cell office:value-type="string">
            <text:p>+262 2 62 25 61 77</text:p>
          </table:table-cell>
          <table:table-cell table:number-columns-repeated="4"/>
        </table:table-row>
        <table:table-row table:style-name="ro3">
          <table:table-cell office:value-type="string">
            <text:p>Les Vendanges</text:p>
          </table:table-cell>
          <table:table-cell office:value-type="string">
            <text:p>Grand Bois 258 av Gén de Gaulle 97410 Saint Pierre</text:p>
          </table:table-cell>
          <table:table-cell office:value-type="string">
            <text:p>+262 2 62 31 00 94</text:p>
          </table:table-cell>
          <table:table-cell table:number-columns-repeated="4"/>
        </table:table-row>
        <table:table-row table:style-name="ro3">
          <table:table-cell office:value-type="string">
            <text:p>Chez Mam'Zel</text:p>
          </table:table-cell>
          <table:table-cell office:value-type="string">
            <text:p>89 r Four à Chaux 97410 Saint Pierre</text:p>
          </table:table-cell>
          <table:table-cell office:value-type="string">
            <text:p>+262 6 92 93 42 66</text:p>
          </table:table-cell>
          <table:table-cell table:number-columns-repeated="4"/>
        </table:table-row>
        <table:table-row table:style-name="ro3">
          <table:table-cell office:value-type="string">
            <text:p>Rose-May Mardecaoudin Ramakistin</text:p>
          </table:table-cell>
          <table:table-cell office:value-type="string">
            <text:p>109 chem Trois Mares 97410 SAINT PIERRE</text:p>
          </table:table-cell>
          <table:table-cell office:value-type="string">
            <text:p>+262 2 62 57 11 38</text:p>
          </table:table-cell>
          <table:table-cell table:number-columns-repeated="4"/>
        </table:table-row>
        <table:table-row table:style-name="ro3">
          <table:table-cell office:value-type="string">
            <text:p>L'Abitasion</text:p>
          </table:table-cell>
          <table:table-cell office:value-type="string">
            <text:p>46 r Four à Chaux 97410 Saint Pierre</text:p>
          </table:table-cell>
          <table:table-cell office:value-type="string">
            <text:p>+262 6 92 12 37 85</text:p>
          </table:table-cell>
          <table:table-cell table:number-columns-repeated="4"/>
        </table:table-row>
        <table:table-row table:style-name="ro3">
          <table:table-cell office:value-type="string">
            <text:p>Dietplus</text:p>
          </table:table-cell>
          <table:table-cell office:value-type="string">
            <text:p>r Marius et Ary Leblond 97410 Saint Pierre</text:p>
          </table:table-cell>
          <table:table-cell office:value-type="string">
            <text:p>+262 2 62 22 41 29</text:p>
          </table:table-cell>
          <table:table-cell table:number-columns-repeated="4"/>
        </table:table-row>
        <table:table-row table:style-name="ro3">
          <table:table-cell office:value-type="string">
            <text:p>Parassouramain Alix</text:p>
          </table:table-cell>
          <table:table-cell office:value-type="string">
            <text:p>335 av Gén de Gaulle 97410 SAINT PIERRE</text:p>
          </table:table-cell>
          <table:table-cell office:value-type="string">
            <text:p>+262 2 62 31 22 73</text:p>
          </table:table-cell>
          <table:table-cell table:number-columns-repeated="4"/>
        </table:table-row>
        <table:table-row table:style-name="ro3">
          <table:table-cell office:value-type="string">
            <text:p>South Lucky Star</text:p>
          </table:table-cell>
          <table:table-cell office:value-type="string">
            <text:p>16 bd Hubert Delisle 97410 SAINT PIERRE</text:p>
          </table:table-cell>
          <table:table-cell office:value-type="string">
            <text:p>+262 2 62 38 90 88</text:p>
          </table:table-cell>
          <table:table-cell table:number-columns-repeated="4"/>
        </table:table-row>
        <table:table-row table:style-name="ro3">
          <table:table-cell office:value-type="string">
            <text:p>Restauration Rapide R SOC</text:p>
          </table:table-cell>
          <table:table-cell office:value-type="string">
            <text:p>1 all Phaétons 97410 SAINT PIERRE</text:p>
          </table:table-cell>
          <table:table-cell office:value-type="string">
            <text:p>+262 2 62 25 42 90</text:p>
          </table:table-cell>
          <table:table-cell table:number-columns-repeated="4"/>
        </table:table-row>
        <table:table-row table:style-name="ro3">
          <table:table-cell office:value-type="string">
            <text:p>La Case Bambous</text:p>
          </table:table-cell>
          <table:table-cell office:value-type="string">
            <text:p>1 chem Paul Fontaine 97410 SAINT PIERRE</text:p>
          </table:table-cell>
          <table:table-cell office:value-type="string">
            <text:p>+262 2 62 01 66 34</text:p>
          </table:table-cell>
          <table:table-cell table:number-columns-repeated="4"/>
        </table:table-row>
        <table:table-row table:style-name="ro3">
          <table:table-cell office:value-type="string">
            <text:p>Super M'</text:p>
          </table:table-cell>
          <table:table-cell office:value-type="string">
            <text:p>Ravine Des Cabris 50 r Hyppolite Piot 97432 SAINT PIERRE</text:p>
          </table:table-cell>
          <table:table-cell office:value-type="string">
            <text:p>+262 2 62 49 50 22</text:p>
          </table:table-cell>
          <table:table-cell table:number-columns-repeated="4"/>
        </table:table-row>
        <table:table-row table:style-name="ro3">
          <table:table-cell office:value-type="string">
            <text:p>Sam Fo Enrico</text:p>
          </table:table-cell>
          <table:table-cell office:value-type="string">
            <text:p>63 av Prés Mitterrand Terre Sainte 97410 SAINT PIERRE</text:p>
          </table:table-cell>
          <table:table-cell office:value-type="string">
            <text:p>+262 2 62 25 52 37</text:p>
          </table:table-cell>
          <table:table-cell table:number-columns-repeated="4"/>
        </table:table-row>
        <table:table-row table:style-name="ro3">
          <table:table-cell office:value-type="string">
            <text:p>Le P'tit Bazar De La Ravine Blanche</text:p>
          </table:table-cell>
          <table:table-cell office:value-type="string">
            <text:p>14 r Père Favron 97410 SAINT PIERRE</text:p>
          </table:table-cell>
          <table:table-cell office:value-type="string">
            <text:p>+262 6 92 53 40 91</text:p>
          </table:table-cell>
          <table:table-cell table:number-columns-repeated="4"/>
        </table:table-row>
        <table:table-row table:style-name="ro3">
          <table:table-cell office:value-type="string">
            <text:p>Lim-chap Kui-Yong</text:p>
          </table:table-cell>
          <table:table-cell office:value-type="string">
            <text:p>358 r Am Lacaze Terre Sainte 97410 Saint Pierre</text:p>
          </table:table-cell>
          <table:table-cell office:value-type="string">
            <text:p>+262 2 62 01 29 20</text:p>
          </table:table-cell>
          <table:table-cell table:number-columns-repeated="4"/>
        </table:table-row>
        <table:table-row table:style-name="ro3">
          <table:table-cell office:value-type="string">
            <text:p>Le Panier Garni</text:p>
          </table:table-cell>
          <table:table-cell office:value-type="string">
            <text:p>15 r Auguste Babet 97410 SAINT PIERRE </text:p>
          </table:table-cell>
          <table:table-cell office:value-type="string">
            <text:p>+262 6 92 76 59 47</text:p>
          </table:table-cell>
          <table:table-cell table:number-columns-repeated="4"/>
        </table:table-row>
        <table:table-row table:style-name="ro3">
          <table:table-cell office:value-type="string">
            <text:p>Tse One Fat Jean</text:p>
          </table:table-cell>
          <table:table-cell office:value-type="string">
            <text:p>38 r Four à Chaux 97410 Saint Pierre </text:p>
          </table:table-cell>
          <table:table-cell office:value-type="string">
            <text:p>+262 2 62 83 90 38</text:p>
          </table:table-cell>
          <table:table-cell table:number-columns-repeated="4"/>
        </table:table-row>
        <table:table-row table:style-name="ro3">
          <table:table-cell office:value-type="string">
            <text:p>Chez Permal</text:p>
          </table:table-cell>
          <table:table-cell office:value-type="string">
            <text:p>Basse Terre 134 r Stade Basse Terre 97410 SAINT PIERRE</text:p>
          </table:table-cell>
          <table:table-cell office:value-type="string">
            <text:p>+262 2 62 35 59 16</text:p>
          </table:table-cell>
          <table:table-cell table:number-columns-repeated="4"/>
        </table:table-row>
        <table:table-row table:style-name="ro3">
          <table:table-cell office:value-type="string">
            <text:p>Sam-wing Johanna</text:p>
          </table:table-cell>
          <table:table-cell office:value-type="string">
            <text:p>51 r Youri Gagarine 97410 Saint Pierre</text:p>
          </table:table-cell>
          <table:table-cell office:value-type="string">
            <text:p>+262 2 62 25 52 17</text:p>
          </table:table-cell>
          <table:table-cell table:number-columns-repeated="4"/>
        </table:table-row>
        <table:table-row table:style-name="ro3">
          <table:table-cell office:value-type="string">
            <text:p>Fock-chow-tho Paul</text:p>
          </table:table-cell>
          <table:table-cell office:value-type="string">
            <text:p>27 r Georges Moy de La Croix Terre Sainte 97410 Saint Pierre</text:p>
          </table:table-cell>
          <table:table-cell office:value-type="string">
            <text:p>+262 2 62 25 02 44</text:p>
          </table:table-cell>
          <table:table-cell table:number-columns-repeated="4"/>
        </table:table-row>
        <table:table-row table:style-name="ro3">
          <table:table-cell office:value-type="string">
            <text:p>LIBRE SERVICE PAYET FILS</text:p>
          </table:table-cell>
          <table:table-cell office:value-type="string">
            <text:p>Ravine des Cabris 135 chem Concession Ravine des Cabris 97432 Saint Pierre</text:p>
          </table:table-cell>
          <table:table-cell office:value-type="string">
            <text:p>+262 2 62 38 52 84</text:p>
          </table:table-cell>
          <table:table-cell table:number-columns-repeated="4"/>
        </table:table-row>
        <table:table-row table:style-name="ro3">
          <table:table-cell office:value-type="string">
            <text:p>Wan-wac-tow Nathalie</text:p>
          </table:table-cell>
          <table:table-cell office:value-type="string">
            <text:p>Ravine des Cabris 54 r Père Maître Ravine des Cabris 97432 Saint Pierre</text:p>
          </table:table-cell>
          <table:table-cell office:value-type="string">
            <text:p>+262 2 62 49 50 09</text:p>
          </table:table-cell>
          <table:table-cell table:number-columns-repeated="4"/>
        </table:table-row>
        <table:table-row table:style-name="ro3">
          <table:table-cell office:value-type="string">
            <text:p>Luck Ming Tho Armand</text:p>
          </table:table-cell>
          <table:table-cell office:value-type="string">
            <text:p>Ravine des Cabris 12 chem Ligne des Bambous 97432 SAINT PIERRE </text:p>
          </table:table-cell>
          <table:table-cell office:value-type="string">
            <text:p>+262 2 62 38 52 07</text:p>
          </table:table-cell>
          <table:table-cell table:number-columns-repeated="4"/>
        </table:table-row>
        <table:table-row table:style-name="ro3">
          <table:table-cell office:value-type="string">
            <text:p>Petit Coin De Paradis</text:p>
          </table:table-cell>
          <table:table-cell office:value-type="string">
            <text:p>8 r Eglise 97410 SAINT PIERRE</text:p>
          </table:table-cell>
          <table:table-cell office:value-type="string">
            <text:p>+262 6 93 60 32 29</text:p>
          </table:table-cell>
          <table:table-cell table:number-columns-repeated="4"/>
        </table:table-row>
        <table:table-row table:style-name="ro3">
          <table:table-cell office:value-type="string">
            <text:p>Nandjan Roger</text:p>
          </table:table-cell>
          <table:table-cell office:value-type="string">
            <text:p>66 r François Isautier 97410 SAINT PIERRE</text:p>
          </table:table-cell>
          <table:table-cell office:value-type="string">
            <text:p>+262 2 62 57 38 74</text:p>
          </table:table-cell>
          <table:table-cell table:number-columns-repeated="4"/>
        </table:table-row>
        <table:table-row table:style-name="ro3">
          <table:table-cell office:value-type="string">
            <text:p>Hyper CK</text:p>
          </table:table-cell>
          <table:table-cell office:value-type="string">
            <text:p>av Océanites 97410 SAINT PIERRE</text:p>
          </table:table-cell>
          <table:table-cell office:value-type="string">
            <text:p>+262 2 62 70 09 01</text:p>
          </table:table-cell>
          <table:table-cell table:number-columns-repeated="4"/>
        </table:table-row>
        <table:table-row table:style-name="ro3">
          <table:table-cell office:value-type="string">
            <text:p>Run Tea</text:p>
          </table:table-cell>
          <table:table-cell office:value-type="string">
            <text:p>1 av Océanites 97410 SAINT PIERRE</text:p>
          </table:table-cell>
          <table:table-cell office:value-type="string">
            <text:p>+262 2 62 26 30 03</text:p>
          </table:table-cell>
          <table:table-cell table:number-columns-repeated="4"/>
        </table:table-row>
        <table:table-row table:style-name="ro3">
          <table:table-cell office:value-type="string">
            <text:p>Supeco Un</text:p>
          </table:table-cell>
          <table:table-cell office:value-type="string">
            <text:p>Ravine des Cabris 61 chem Recherchant Ravine des Cabris 97432 Saint Pierre</text:p>
          </table:table-cell>
          <table:table-cell office:value-type="string">
            <text:p>+262 2 62 49 50 57</text:p>
          </table:table-cell>
          <table:table-cell table:number-columns-repeated="4"/>
        </table:table-row>
        <table:table-row table:style-name="ro3">
          <table:table-cell office:value-type="string">
            <text:p>Joron Thierry</text:p>
          </table:table-cell>
          <table:table-cell office:value-type="string">
            <text:p>Ravine des Cabris 74 chem Anda 97432 SAINT PIERRE</text:p>
          </table:table-cell>
          <table:table-cell office:value-type="string">
            <text:p>+262 2 62 02 69 32</text:p>
          </table:table-cell>
          <table:table-cell table:number-columns-repeated="4"/>
        </table:table-row>
        <table:table-row table:style-name="ro3">
          <table:table-cell office:value-type="string">
            <text:p>Ledoyen Johnny</text:p>
          </table:table-cell>
          <table:table-cell office:value-type="string">
            <text:p>Ravine des Cabris 2 chem Savanne 97432 SAINT PIERRE</text:p>
          </table:table-cell>
          <table:table-cell office:value-type="string">
            <text:p>+262 2 62 39 51 81</text:p>
          </table:table-cell>
          <table:table-cell table:number-columns-repeated="4"/>
        </table:table-row>
        <table:table-row table:style-name="ro3">
          <table:table-cell office:value-type="string">
            <text:p>Petite Superette De Montvert</text:p>
          </table:table-cell>
          <table:table-cell office:value-type="string">
            <text:p>Mont Vert 73 chem Départemental 29 97410 SAINT PIERRE </text:p>
          </table:table-cell>
          <table:table-cell office:value-type="string">
            <text:p>+262 2 62 29 05 01</text:p>
          </table:table-cell>
          <table:table-cell table:number-columns-repeated="4"/>
        </table:table-row>
        <table:table-row table:style-name="ro3">
          <table:table-cell office:value-type="string">
            <text:p>ECLATS D'AROMES</text:p>
          </table:table-cell>
          <table:table-cell office:value-type="string">
            <text:p>59 Bis r Suffren 97410 Saint Pierre </text:p>
          </table:table-cell>
          <table:table-cell office:value-type="string">
            <text:p>+262 6 93 00 13 75</text:p>
          </table:table-cell>
          <table:table-cell table:number-columns-repeated="4"/>
        </table:table-row>
        <table:table-row table:style-name="ro3">
          <table:table-cell office:value-type="string">
            <text:p>Chan Kane Lin Gérard</text:p>
          </table:table-cell>
          <table:table-cell office:value-type="string">
            <text:p>Ravine des Cabris 105 r Hyppolite Piot 97432 SAINT PIERRE</text:p>
          </table:table-cell>
          <table:table-cell office:value-type="string">
            <text:p>+262 2 62 49 50 46</text:p>
          </table:table-cell>
          <table:table-cell table:number-columns-repeated="4"/>
        </table:table-row>
        <table:table-row table:style-name="ro3">
          <table:table-cell office:value-type="string">
            <text:p>LAKKIMI JAOID</text:p>
          </table:table-cell>
          <table:table-cell office:value-type="string">
            <text:p>134 r Auguste Babet 97410 Saint Pierre</text:p>
          </table:table-cell>
          <table:table-cell office:value-type="string">
            <text:p>+262 6 93 21 56 00</text:p>
          </table:table-cell>
          <table:table-cell table:number-columns-repeated="4"/>
        </table:table-row>
        <table:table-row table:style-name="ro3">
          <table:table-cell office:value-type="string">
            <text:p>VINDEMIA DISTRIBUTION</text:p>
          </table:table-cell>
          <table:table-cell office:value-type="string">
            <text:p>résid Les Jardins D Ugo 36 r Cayenne 97410 Saint Pierre </text:p>
          </table:table-cell>
          <table:table-cell office:value-type="string">
            <text:p>02 62 38 38 68</text:p>
          </table:table-cell>
          <table:table-cell table:number-columns-repeated="4"/>
        </table:table-row>
        <table:table-row table:style-name="ro3">
          <table:table-cell office:value-type="string">
            <text:p>CAMY JEAN ALBERT</text:p>
          </table:table-cell>
          <table:table-cell office:value-type="string">
            <text:p>13 r Pierre Joseph Basse Terre 97410 Saint Pierre</text:p>
          </table:table-cell>
          <table:table-cell office:value-type="string">
            <text:p>+262 2 62 25 71 83</text:p>
          </table:table-cell>
          <table:table-cell table:number-columns-repeated="4"/>
        </table:table-row>
        <table:table-row table:style-name="ro3">
          <table:table-cell office:value-type="string">
            <text:p>L'Anis Etoile</text:p>
          </table:table-cell>
          <table:table-cell office:value-type="string">
            <text:p>1 chem Départemental 29 97410 SAINT PIERRE</text:p>
          </table:table-cell>
          <table:table-cell office:value-type="string">
            <text:p>+262 2 62 52 34 89</text:p>
          </table:table-cell>
          <table:table-cell table:number-columns-repeated="4"/>
        </table:table-row>
        <table:table-row table:style-name="ro3">
          <table:table-cell office:value-type="string">
            <text:p>Super Shopping Navaz Mamodhoussen</text:p>
          </table:table-cell>
          <table:table-cell office:value-type="string">
            <text:p>5 rle Marché 97410 Saint Pierre</text:p>
          </table:table-cell>
          <table:table-cell office:value-type="string">
            <text:p>+262 2 62 55 39 97</text:p>
          </table:table-cell>
          <table:table-cell table:number-columns-repeated="4"/>
        </table:table-row>
        <table:table-row table:style-name="ro3">
          <table:table-cell office:value-type="string">
            <text:p>Sam-Wing Guitho</text:p>
          </table:table-cell>
          <table:table-cell office:value-type="string">
            <text:p>66 r Eugène Dayot 97410 Saint Pierre</text:p>
          </table:table-cell>
          <table:table-cell office:value-type="string">
            <text:p>+262 2 62 35 55 21</text:p>
          </table:table-cell>
          <table:table-cell table:number-columns-repeated="4"/>
        </table:table-row>
        <table:table-row table:style-name="ro3">
          <table:table-cell office:value-type="string">
            <text:p>Dimomix</text:p>
          </table:table-cell>
          <table:table-cell office:value-type="string">
            <text:p>1 av Océanites 97410 SAINT PIERRE</text:p>
          </table:table-cell>
          <table:table-cell office:value-type="string">
            <text:p>+262 2 62 26 27 54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1">11/08/2022</text:date>, <text:time>13:1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M22S</meta:editing-duration>
    <meta:editing-cycles>4</meta:editing-cycles>
    <meta:generator>OpenOffice/4.1.13$Win32 OpenOffice.org_project/4113m1$Build-9810</meta:generator>
    <dc:date>2022-08-11T13:17:59.65</dc:date>
    <meta:document-statistic meta:table-count="1" meta:cell-count="234" meta:object-count="0"/>
    <meta:user-defined meta:name="Info 1"/>
    <meta:user-defined meta:name="Info 2"/>
    <meta:user-defined meta:name="Info 3"/>
    <meta:user-defined meta:name="Info 4"/>
  </office:meta>
</office:document-meta>
</file>